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0c2cd" draw:fill-color="#e0c2cd" draw:textarea-horizontal-align="justify" draw:textarea-vertical-align="middle" draw:auto-grow-height="false" fo:min-height="0.45cm" fo:min-width="16.6cm"/>
    </style:style>
    <style:style style:name="gr2" style:family="graphic" style:parent-style-name="standard">
      <style:graphic-properties svg:stroke-color="#81d41a" draw:fill-color="#81d41a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svg:stroke-color="#ffbf00" svg:stroke-opacity="100%" draw:fill-color="#ffbf00" draw:textarea-horizontal-align="justify" draw:textarea-vertical-align="middle" draw:auto-grow-height="false" fo:min-height="0.35cm" fo:min-width="3.2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45cm" fo:min-width="1.3cm"/>
    </style:style>
    <style:style style:name="gr7" style:family="graphic" style:parent-style-name="standard">
      <style:graphic-properties svg:stroke-color="#e0c2cd" draw:fill-color="#e0c2cd" draw:textarea-horizontal-align="justify" draw:textarea-vertical-align="middle" draw:auto-grow-height="false" fo:min-height="0.85cm" fo:min-width="13cm"/>
    </style:style>
    <style:style style:name="gr8" style:family="graphic" style:parent-style-name="standard">
      <style:graphic-properties svg:stroke-color="#81d41a" draw:fill-color="#81d41a" draw:textarea-horizontal-align="justify" draw:textarea-vertical-align="middle" draw:auto-grow-height="false" fo:min-height="0.45cm" fo:min-width="1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8.7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95cm" fo:min-width="0cm" fo:padding-top="0.142cm" fo:padding-bottom="0.142cm" fo:padding-left="0.267cm" fo:padding-right="0.267cm"/>
    </style:style>
    <style:style style:name="gr12" style:family="graphic" style:parent-style-name="standard">
      <style:graphic-properties svg:stroke-width="0.106cm" svg:stroke-color="#ff0000" draw:marker-start-width="0.359cm" draw:marker-end-width="0.359cm" svg:stroke-opacity="20%" draw:fill="none" draw:opacity="100%" draw:textarea-horizontal-align="justify" draw:textarea-vertical-align="middle" draw:auto-grow-height="false" fo:min-height="8.272cm" fo:min-width="9.86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0000" draw:marker-start-width="0.359cm" draw:marker-end-width="0.359cm" svg:stroke-opacity="20%" draw:fill="none" draw:opacity="100%" draw:textarea-horizontal-align="justify" draw:textarea-vertical-align="middle" draw:auto-grow-height="false" fo:min-height="3.038cm" fo:min-width="3.85cm" fo:padding-top="0.178cm" fo:padding-bottom="0.178cm" fo:padding-left="0.303cm" fo:padding-right="0.303cm"/>
    </style:style>
    <style:style style:name="gr1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5" style:family="graphic" style:parent-style-name="objectwithoutfill">
      <style:graphic-properties svg:stroke-color="#000000" draw:fill="solid" draw:fill-color="#ffffff" draw:textarea-vertical-align="midd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8cm"/>
    </style:style>
    <style:style style:name="gr17" style:family="graphic" style:parent-style-name="standard">
      <style:graphic-properties svg:stroke-color="#ed4c05" draw:fill-color="#ffffff" draw:textarea-horizontal-align="justify" draw:textarea-vertical-align="middle" draw:auto-grow-height="false" fo:min-height="0.35cm" fo:min-width="1.8cm"/>
    </style:style>
    <style:style style:name="gr18" style:family="graphic" style:parent-style-name="objectwithoutfill">
      <style:graphic-properties svg:stroke-color="#ed4c05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-color="#ffbf00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81d41a"/>
      <style:paragraph-properties fo:text-align="center"/>
      <style:text-properties style:font-name="mono1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opacity="100%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Nimbus Sans1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imbus Sans3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mono1"/>
    </style:style>
    <style:style style:name="T5" style:family="text">
      <style:text-properties fo:color="#c9211e" style:font-name="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cm" svg:height="0.7cm" svg:x="3.7cm" svg:y="3.5cm">
          <text:p text:style-name="P1"><text:span text:style-name="T1">ACEA1016-14_Aphis_spiraecola_BO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7cm" svg:height="0.6cm" svg:x="5.7cm" svg:y="5.8cm">
          <text:p text:style-name="P1"><text:span text:style-name="T1">ArF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7cm" svg:height="0.6cm" svg:x="13cm" svg:y="5.8cm">
          <text:p text:style-name="P1"><text:span text:style-name="T1">ArR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9.4cm" svg:y1="6.1cm" svg:x2="13cm" svg:y2="6.1cm" draw:start-shape="id1" draw:start-glue-point="1" draw:end-shape="id2" draw:end-glue-point="3" svg:d="M9400 6100h3600" svg:viewBox="0 0 3601 1">
          <text:p text:style-name="P1"><text:span text:style-name="T2">Amplicon</text:span></text:p>
        </draw:connector>
        <draw:line draw:style-name="gr5" draw:text-style-name="P6" draw:layer="layout" svg:x1="5.7cm" svg:y1="4.2cm" svg:x2="5.7cm" svg:y2="8.9cm">
          <text:p/>
        </draw:line>
        <draw:custom-shape draw:style-name="gr6" draw:text-style-name="P7" draw:layer="layout" svg:width="1.8cm" svg:height="0.7cm" svg:x="5.7cm" svg:y="8.2cm">
          <text:p text:style-name="P1"><text:span text:style-name="T3">F_pos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cm" svg:y1="4.2cm" svg:x2="13cm" svg:y2="8.9cm">
          <text:p/>
        </draw:line>
        <draw:custom-shape draw:style-name="gr6" draw:text-style-name="P7" draw:layer="layout" svg:width="1.8cm" svg:height="0.7cm" svg:x="13cm" svg:y="8.2cm">
          <text:p text:style-name="P1"><text:span text:style-name="T3">R_po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5cm" svg:height="1.1cm" svg:x="2.6cm" svg:y="13.6cm">
          <text:p text:style-name="P1">.<text:span text:style-name="T4">..</text:span><text:span text:style-name="T5">TG</text:span><text:span text:style-name="T4">TCCAGATATATCTTTTCCACGATTAAAT..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0.5cm" svg:height="0.7cm" svg:x="2.7cm" svg:y="14.5cm">
          <text:p text:style-name="P1"><text:span text:style-name="T5">CG</text:span><text:span text:style-name="T4">IGGICTRTAYMGIAARGGIG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9.2cm" svg:height="2.2cm" svg:x="3.6cm" svg:y="16.9cm">
          <text:p text:style-name="P1">Missmatch loc = 22</text:p>
          <text:p text:style-name="P1">Missmatch type = ‘GG’ </text:p>
          <text:p text:style-name="P1">Missmatch base = ‘Pur-Pur’ 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4.1cm" svg:y1="15.1cm" svg:x2="6.1cm" svg:y2="17cm">
          <text:p/>
        </draw:line>
        <draw:custom-shape draw:style-name="gr11" draw:text-style-name="P10" draw:layer="layout" svg:width="0.5cm" svg:height="1.2cm" svg:x="3.9cm" svg:y="13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xml:id="id4" draw:id="id4" draw:layer="layout" svg:width="14.8cm" svg:height="12.2cm" svg:x="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" draw:id="id3" draw:layer="layout" svg:width="6.3cm" svg:height="4.8cm" svg:x="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4cm" svg:y1="5.2cm" svg:x2="2cm" svg:y2="16cm" draw:start-shape="id3" draw:start-glue-point="6" draw:end-shape="id4" draw:end-glue-point="6" svg:d="M4000 5200c-3831 0-2831 10800-2000 10800" svg:viewBox="0 0 2770 10801">
          <text:p/>
        </draw:connector>
        <draw:line draw:style-name="gr15" draw:text-style-name="P12" draw:layer="layout" svg:x1="3.5cm" svg:y1="14cm" svg:x2="3.5cm" svg:y2="12.5cm">
          <text:p/>
        </draw:line>
        <draw:line draw:style-name="gr15" draw:text-style-name="P12" draw:layer="layout" svg:x1="3.5cm" svg:y1="12.5cm" svg:x2="12.3cm" svg:y2="12.5cm">
          <text:p/>
        </draw:line>
        <draw:line draw:style-name="gr5" draw:text-style-name="P6" draw:layer="layout" svg:x1="12.3cm" svg:y1="14.2cm" svg:x2="12.3cm" svg:y2="12.5cm">
          <text:p/>
        </draw:line>
        <draw:custom-shape draw:style-name="gr16" draw:text-style-name="P7" draw:layer="layout" svg:width="2.3cm" svg:height="0.6cm" svg:x="7.2cm" svg:y="11.9cm">
          <text:p text:style-name="P1"><text:span text:style-name="T3">MismFT = 2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3cm" svg:height="0.6cm" svg:x="10cm" svg:y="12.7cm">
          <text:p text:style-name="P1"><text:span text:style-name="T3">MismN6 = 0</text:span></text:p>
          <draw:enhanced-geometry svg:viewBox="0 0 21600 21600" draw:type="rectangle" draw:enhanced-path="M 0 0 L 21600 0 21600 21600 0 21600 0 0 Z N"/>
        </draw:custom-shape>
        <draw:line draw:style-name="gr18" draw:text-style-name="P6" draw:layer="layout" svg:x1="12.3cm" svg:y1="13.9cm" svg:x2="12.3cm" svg:y2="13.3cm">
          <text:p/>
        </draw:line>
        <draw:line draw:style-name="gr18" draw:text-style-name="P6" draw:layer="layout" svg:x1="10cm" svg:y1="13.8cm" svg:x2="10cm" svg:y2="13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1" svg:font-family="mono" style:font-pitch="fixed"/>
    <style:font-face style:name="Nimbus Sans2" svg:font-family="'Nimbus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imbus Sans1" svg:font-family="'Nimbus Sans'" style:font-family-generic="swiss" style:font-pitch="variable"/>
    <style:font-face style:name="Nimbus Sans3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s" fo:country="ES" style:font-name-asian="Nimbus Sans3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9:33:22.753865849</meta:creation-date>
    <dc:date>2019-05-20T10:18:30.727107773</dc:date>
    <meta:editing-duration>PT5M48S</meta:editing-duration>
    <meta:editing-cycles>3</meta:editing-cycles>
    <meta:generator>LibreOffice/6.2.3.2$Linux_X86_64 LibreOffice_project/20$Build-2</meta:generator>
    <meta:document-statistic meta:object-count="23"/>
  </office:meta>
</office:document-meta>
</file>